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91B000002983925F71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d4d5b" officeooo:paragraph-rsid="001d4d5b"/>
    </style:style>
    <style:style style:name="P2" style:family="paragraph" style:parent-style-name="Standard" style:list-style-name="L2">
      <style:paragraph-properties fo:text-align="start" style:justify-single-word="false"/>
      <style:text-properties officeooo:rsid="001d4d5b" officeooo:paragraph-rsid="001d4d5b"/>
    </style:style>
    <style:style style:name="P3" style:family="paragraph" style:parent-style-name="Standard">
      <style:paragraph-properties fo:text-align="center" style:justify-single-word="false"/>
      <style:text-properties fo:font-weight="bold" officeooo:rsid="0020b0e2" officeooo:paragraph-rsid="0020b0e2" style:font-weight-asian="bold" style:font-weight-complex="bold"/>
    </style:style>
    <style:style style:name="P4" style:family="paragraph" style:parent-style-name="Standard">
      <style:paragraph-properties fo:text-align="start" style:justify-single-word="false"/>
      <style:text-properties officeooo:rsid="00206c1c" officeooo:paragraph-rsid="00206c1c"/>
    </style:style>
    <style:style style:name="P5" style:family="paragraph" style:parent-style-name="Standard">
      <style:paragraph-properties fo:text-align="center" style:justify-single-word="false"/>
      <style:text-properties fo:font-size="12pt" officeooo:paragraph-rsid="001d4d5b" style:font-size-asian="12pt" style:font-size-complex="12pt"/>
    </style:style>
    <style:style style:name="P6" style:family="paragraph" style:parent-style-name="Standard">
      <style:paragraph-properties fo:text-align="start" style:justify-single-word="false"/>
      <style:text-properties fo:font-size="12pt" officeooo:rsid="0020b0e2" officeooo:paragraph-rsid="0020b0e2" style:font-size-asian="12pt" style:font-size-complex="12pt"/>
    </style:style>
    <style:style style:name="P7" style:family="paragraph" style:parent-style-name="Standard">
      <style:paragraph-properties fo:text-align="start" style:justify-single-word="false"/>
      <style:text-properties fo:font-size="12pt" officeooo:rsid="0023f1a8" officeooo:paragraph-rsid="0023f1a8" style:font-size-asian="12pt" style:font-size-complex="12pt"/>
    </style:style>
    <style:style style:name="P8" style:family="paragraph" style:parent-style-name="Standard">
      <style:paragraph-properties fo:text-align="start" style:justify-single-word="false"/>
      <style:text-properties officeooo:rsid="002507bc" officeooo:paragraph-rsid="002507bc"/>
    </style:style>
    <style:style style:name="P9" style:family="paragraph" style:parent-style-name="Standard">
      <style:paragraph-properties fo:text-align="start" style:justify-single-word="false"/>
      <style:text-properties fo:font-size="9pt" officeooo:rsid="0026466c" officeooo:paragraph-rsid="0026466c" style:font-size-asian="9pt" style:font-size-complex="9pt"/>
    </style:style>
    <style:style style:name="P10" style:family="paragraph" style:parent-style-name="Standard">
      <style:paragraph-properties fo:text-align="center" style:justify-single-word="false"/>
      <style:text-properties fo:font-size="10pt" officeooo:rsid="001d4d5b" officeooo:paragraph-rsid="001d4d5b" style:font-size-asian="8.75pt" style:font-size-complex="10pt"/>
    </style:style>
    <style:style style:name="P11" style:family="paragraph" style:parent-style-name="Standard">
      <style:paragraph-properties fo:text-align="start" style:justify-single-word="false"/>
      <style:text-properties fo:font-size="10pt" officeooo:rsid="001d4d5b" officeooo:paragraph-rsid="001d4d5b" style:font-size-asian="8.75pt" style:font-size-complex="10pt"/>
    </style:style>
    <style:style style:name="P12" style:family="paragraph" style:parent-style-name="Standard">
      <style:paragraph-properties fo:text-align="start" style:justify-single-word="false"/>
      <style:text-properties fo:font-size="10pt" officeooo:rsid="00206c1c" officeooo:paragraph-rsid="00206c1c" style:font-size-asian="8.75pt" style:font-size-complex="10pt"/>
    </style:style>
    <style:style style:name="P13" style:family="paragraph" style:parent-style-name="Standard">
      <style:paragraph-properties fo:text-align="center" style:justify-single-word="false"/>
      <style:text-properties fo:font-size="10pt" officeooo:rsid="0020b0e2" officeooo:paragraph-rsid="0020b0e2" style:font-size-asian="8.75pt" style:font-size-complex="10pt"/>
    </style:style>
    <style:style style:name="P14" style:family="paragraph" style:parent-style-name="Standard">
      <style:paragraph-properties fo:text-align="start" style:justify-single-word="false"/>
      <style:text-properties fo:font-size="10pt" officeooo:rsid="0020b0e2" officeooo:paragraph-rsid="0020b0e2" style:font-size-asian="8.75pt" style:font-size-complex="10pt"/>
    </style:style>
    <style:style style:name="T1" style:family="text">
      <style:text-properties officeooo:rsid="001e109d"/>
    </style:style>
    <style:style style:name="T2" style:family="text">
      <style:text-properties officeooo:rsid="00206c1c"/>
    </style:style>
    <style:style style:name="T3" style:family="text">
      <style:text-properties fo:font-weight="bold" style:font-weight-asian="bold" style:font-weight-complex="bold"/>
    </style:style>
    <style:style style:name="T4" style:family="text">
      <style:text-properties fo:font-weight="bold" officeooo:rsid="001d4d5b" style:font-weight-asian="bold" style:font-weight-complex="bold"/>
    </style:style>
    <style:style style:name="T5" style:family="text">
      <style:text-properties officeooo:rsid="0022ab02"/>
    </style:style>
    <style:style style:name="T6" style:family="text">
      <style:text-properties officeooo:rsid="002507bc"/>
    </style:style>
    <style:style style:name="T7" style:family="text">
      <style:text-properties fo:font-size="14pt" fo:font-weight="bold" officeooo:rsid="001d4d5b" style:font-size-asian="14pt" style:font-weight-asian="bold" style:font-size-complex="14pt" style:font-weight-complex="bold"/>
    </style:style>
    <style:style style:name="T8" style:family="text">
      <style:text-properties fo:font-size="9pt" officeooo:rsid="0026466c" style:font-size-asian="7.84999990463257pt" style:font-size-complex="9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text:span text:style-name="T4">Financial Policy</text:span></text:p>
      <text:p text:style-name="P10"/>
      <text:p text:style-name="P1">We are committed to providing you with the highest quality care and are pleased to discuss our professional fees with you at anytime. <text:s/>Your clear understanding of our financial policy is important to our professional relationship. Please ask if you have any questions about our fees and financial policy or your responsibility.</text:p>
      <text:p text:style-name="P11"/>
      <text:p text:style-name="P1"><text:span text:style-name="T3">Insurance: <text:s/></text:span>All vision and medical insurance information must be presented prior to or at the time of the appointment. We will not take any insurance information after services have been provided, therefore, you will be responsible for full payment of services.</text:p>
      <text:p text:style-name="P1"><text:tab/>We will file your insurance claim but you are responsible for the following</text:p>
      <text:list xml:id="list7948318300162554215" text:style-name="L2">
        <text:list-item>
          <text:p text:style-name="P2">obtaining appropriate referrals, if needed, prior to the appointment</text:p>
        </text:list-item>
        <text:list-item>
          <text:p text:style-name="P2">co-payments, deductibles, co-insurance, or services not covered by contracted carriers</text:p>
        </text:list-item>
        <text:list-item>
          <text:p text:style-name="P2">any balances remaining between our charge and the insurance payment</text:p>
        </text:list-item>
        <text:list-item>
          <text:p text:style-name="P2">providing Today's Vision with up to date insurance information</text:p>
        </text:list-item>
      </text:list>
      <text:p text:style-name="P1">Our staff will <text:span text:style-name="T1">assist</text:span> in dealing with your insurance company b<text:span text:style-name="T1">y</text:span> verifying your benefits; <text:span text:style-name="T1">However, this verification does not guarantee payment from the insurance company and not all services are a covered benefit in all plans. It is your responsibility to know and understand your own insurance benefits, coverage, and authorization requirements. </text:span></text:p>
      <text:p text:style-name="P1"><text:tab/><text:span text:style-name="T2">We cannot waive co-payment, deductibles, co-insurance or non-covered services amounts defined as patient responsibility under the term of your contact with various health plans. Payment of co-payments and any uncovered services are due at the time of the office visit. Please be ready to make a payment on the day of the office visit. Any remaining balance on your account after the insurance company has processes your claim is due upon the receipt of the statement from our office. Filing of a claim does not guarantee payment from the insurance company.</text:span></text:p>
      <text:p text:style-name="P1"><text:tab/></text:p>
      <text:p text:style-name="P4"><text:span text:style-name="T3">Method of Payment: <text:s/></text:span>It is customary to pay for professional services when rendered. For your convenience, we accept major credit cards, cash, or checks. There will be a $30 charge for all returned checks.</text:p>
      <text:p text:style-name="P12"/>
      <text:p text:style-name="P3">Insurance Authorization and Financial Responsibility</text:p>
      <text:p text:style-name="P13"/>
      <text:p text:style-name="P6"><text:span text:style-name="T3">Assignment of Insurance Benefits </text:span>– I certify that the insurance information given by me is, to the best of my knowledge, correct. I hereby authorize and assign payment to Swift Eye Care of all benefits due and payable under the terms of my policy. <text:span text:style-name="T5">I also authorize Today's Vision Bulverde to release medical or other personal information to my insurance company(ies) now or in the future for claim consideration purposes. </text:span></text:p>
      <text:p text:style-name="P14"/>
      <text:p text:style-name="P7"><text:span text:style-name="T3">Financial Responsibility</text:span> – <text:span text:style-name="T6">I understand that I have financial responsibility for all charges and those charges not paid by insurance or their party payers. I hereby assume full responsibility for all services rendered to the patient including any charges not covered by insurance ans such interest and financial charges imposed according to Today's Vision Bulverde's policy. I am aware that I will be billed by Today's Vision if my insurance does not pay for the services rendered. I understand that payment is due at the time services are rendered. </text:span></text:p>
      <text:p text:style-name="P14"/>
      <text:p text:style-name="P8"><text:span text:style-name="T3">I have read and understand the above terms and conditions </text:span>_______________________________</text:p>
      <text:p text:style-name="P8"><text:tab/><text:tab/><text:tab/><text:tab/><text:tab/><text:tab/><text:tab/><text:tab/> <text:s text:c="2"/><text:tab/><text:span text:style-name="T8">signature of patient or legal guardian<text:tab/> <text:s text:c="6"/>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1" text:anchor-type="paragraph" svg:y="-0.5626in" svg:width="3.1193in" svg:height="0.8547in" draw:z-index="0"><draw:image xlink:href="Pictures/100000000000091B000002983925F71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22:53:32.266000000</meta:creation-date>
    <dc:date>2015-01-20T15:33:08.593000000</dc:date>
    <meta:editing-duration>P1DT20H2M5S</meta:editing-duration>
    <meta:editing-cycles>3</meta:editing-cycles>
    <meta:generator>LibreOffice/4.2.4.2$Windows_x86 LibreOffice_project/63150712c6d317d27ce2db16eb94c2f3d7b699f8</meta:generator>
    <meta:document-statistic meta:table-count="0" meta:image-count="1" meta:object-count="0" meta:page-count="1" meta:paragraph-count="17" meta:word-count="507" meta:character-count="3251" meta:non-whitespace-character-count="2734"/>
  </office:meta>
</office:document-meta>
</file>